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_split_plane" table:style-name="ta1">
        <table:shapes>
          <draw:frame draw:z-index="0" draw:style-name="gr1" draw:text-style-name="P1" svg:width="6.2941in" svg:height="3.5457in" svg:x="8.3858in" svg:y="1.9752in">
            <draw:object draw:notify-on-update-of-ranges="mat_split_plane.E1:mat_split_plane.E1 mat_split_plane.E2:mat_split_plane.E5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2]/[.B2]" office:value-type="float" office:value="0.888888888888889" calcext:value-type="float">
            <text:p>0.888888888888889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579318757153487" calcext:value-type="float">
            <text:p>0.579318757153487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]/[.B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4]/[.B4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]/[.B5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6]/[.B6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7]/[.B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]/[.B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]/[.B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11]/[.B11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]/[.B12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3]/[.B1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14]/[.B14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5]/[.B1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6]/[.B1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7]/[.B1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8]/[.B1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9]/[.B1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0]/[.B2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1]/[.B2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2]/[.B22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23]/[.B23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24]/[.B24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25]/[.B25]"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26]/[.B26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27]/[.B2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28]/[.B28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29]/[.B2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0]/[.B3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31]/[.B31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32]/[.B3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[.D33]/[.B33]" office:value-type="float" office:value="0.65625" calcext:value-type="float">
            <text:p>0.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4]/[.B3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35]/[.B3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6]/[.B3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37]/[.B37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8]/[.B3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9]/[.B3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40]/[.B40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1]/[.B4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42]/[.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43]/[.B4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44]/[.B44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5]/[.B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46]/[.B46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7]/[.B4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8]/[.B4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9]/[.B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0]/[.B5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51]/[.B51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52]/[.B52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53]/[.B53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54]/[.B54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55]/[.B55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56]/[.B56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57]/[.B57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58]/[.B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D59]/[.B59]" office:value-type="float" office:value="0.464285714285714" calcext:value-type="float">
            <text:p>0.46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60]/[.B60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61]/[.B61]" office:value-type="float" office:value="0.566666666666667" calcext:value-type="float">
            <text:p>0.5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62]/[.B6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63]/[.B63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D64]/[.B6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65]/[.B6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66]/[.B66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67]/[.B67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68]/[.B68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69]/[.B69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70]/[.B70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1]/[.B71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72]/[.B72]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73]/[.B7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74]/[.B74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75]/[.B7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76]/[.B76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77]/[.B7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78]/[.B78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9]/[.B7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80]/[.B8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1]/[.B8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82]/[.B8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D83]/[.B8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4]/[.B8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85]/[.B8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86]/[.B86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87]/[.B8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88]/[.B88]" office:value-type="float" office:value="0.586206896551724" calcext:value-type="float">
            <text:p>0.58620689655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89]/[.B8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90]/[.B9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1]/[.B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92]/[.B9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[.D93]/[.B9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94]/[.B9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95]/[.B95]" office:value-type="float" office:value="0.633333333333333" calcext:value-type="float">
            <text:p>0.6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96]/[.B96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97]/[.B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98]/[.B98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99]/[.B9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00]/[.B10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101]/[.B10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102]/[.B102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[.D103]/[.B10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D104]/[.B10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D105]/[.B10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06]/[.B10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107]/[.B107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08]/[.B1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09]/[.B10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10]/[.B110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111]/[.B111]" office:value-type="float" office:value="0.761904761904762" calcext:value-type="float">
            <text:p>0.7619047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12]/[.B1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D113]/[.B113]" office:value-type="float" office:value="0.772727272727273" calcext:value-type="float">
            <text:p>0.7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114]/[.B114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15]/[.B11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16]/[.B116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7]/[.B11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8]/[.B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]/[.B11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120]/[.B120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21]/[.B121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2]/[.B12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123]/[.B123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4]/[.B124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25]/[.B12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6]/[.B1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27]/[.B127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8]/[.B12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9]/[.B12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30]/[.B13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D131]/[.B131]" office:value-type="float" office:value="0.947368421052632" calcext:value-type="float">
            <text:p>0.947368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32]/[.B132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33]/[.B133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34]/[.B134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135]/[.B1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36]/[.B13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37]/[.B1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38]/[.B138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139]/[.B13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40]/[.B14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41]/[.B14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D142]/[.B142]" office:value-type="float" office:value="0.566666666666667" calcext:value-type="float">
            <text:p>0.5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43]/[.B143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144]/[.B14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45]/[.B14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46]/[.B14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147]/[.B14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48]/[.B14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49]/[.B1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50]/[.B1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151]/[.B151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52]/[.B15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53]/[.B153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54]/[.B154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55]/[.B15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56]/[.B156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157]/[.B157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158]/[.B1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D159]/[.B159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160]/[.B1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61]/[.B161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62]/[.B16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63]/[.B16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64]/[.B16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65]/[.B16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166]/[.B1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67]/[.B167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168]/[.B168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69]/[.B16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70]/[.B170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71]/[.B1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172]/[.B172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3]/[.B17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74]/[.B174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175]/[.B175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176]/[.B17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77]/[.B177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78]/[.B17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79]/[.B1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80]/[.B18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D181]/[.B18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82]/[.B18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D183]/[.B183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84]/[.B18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85]/[.B185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86]/[.B18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87]/[.B18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88]/[.B18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89]/[.B18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190]/[.B190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191]/[.B191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92]/[.B19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193]/[.B19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94]/[.B19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195]/[.B19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96]/[.B196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97]/[.B197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198]/[.B198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99]/[.B199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00]/[.B2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201]/[.B201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202]/[.B202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203]/[.B20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204]/[.B20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05]/[.B205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D206]/[.B206]" office:value-type="float" office:value="0.535714285714286" calcext:value-type="float">
            <text:p>0.53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207]/[.B207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208]/[.B208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D209]/[.B20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210]/[.B2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11]/[.B21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12]/[.B21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D213]/[.B213]" office:value-type="float" office:value="0.515151515151515" calcext:value-type="float">
            <text:p>0.51515151515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14]/[.B21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D215]/[.B215]" office:value-type="float" office:value="0.59375" calcext:value-type="float">
            <text:p>0.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D217]/[.B217]" office:value-type="float" office:value="0.37037037037037" calcext:value-type="float">
            <text:p>0.37037037037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D218]/[.B21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D219]/[.B219]" office:value-type="float" office:value="0.592592592592593" calcext:value-type="float">
            <text:p>0.5925925925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220]/[.B22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221]/[.B221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222]/[.B22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224]/[.B22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D225]/[.B225]" office:value-type="float" office:value="0.655172413793103" calcext:value-type="float">
            <text:p>0.65517241379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[.D226]/[.B2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227]/[.B22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28]/[.B22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29]/[.B22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30]/[.B23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231]/[.B2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232]/[.B23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34]/[.B23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235]/[.B2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236]/[.B23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237]/[.B237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38]/[.B23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239]/[.B239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40]/[.B24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241]/[.B241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43]/[.B24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D244]/[.B244]" office:value-type="float" office:value="0.541666666666667" calcext:value-type="float">
            <text:p>0.54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245]/[.B245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46]/[.B24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247]/[.B2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248]/[.B24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49]/[.B24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250]/[.B2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51]/[.B2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52]/[.B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253]/[.B25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54]/[.B25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55]/[.B255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[.D256]/[.B256]" office:value-type="float" office:value="0.606060606060606" calcext:value-type="float">
            <text:p>0.606060606060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57]/[.B25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58]/[.B25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59]/[.B25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0]/[.B260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61]/[.B2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62]/[.B26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63]/[.B263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D264]/[.B264]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265]/[.B265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6]/[.B2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7]/[.B2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68]/[.B268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269]/[.B26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70]/[.B27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71]/[.B271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272]/[.B272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273]/[.B27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74]/[.B27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75]/[.B27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277]/[.B277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278]/[.B278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79]/[.B279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80]/[.B28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81]/[.B28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82]/[.B28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83]/[.B28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284]/[.B28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285]/[.B28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86]/[.B28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287]/[.B287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88]/[.B28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289]/[.B289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290]/[.B29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291]/[.B291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92]/[.B29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293]/[.B29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294]/[.B2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95]/[.B29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6]/[.B29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97]/[.B29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8]/[.B29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299]/[.B299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0]/[.B3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D301]/[.B30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302]/[.B30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303]/[.B303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04]/[.B30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305]/[.B30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306]/[.B30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07]/[.B30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08]/[.B308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formula="of:=[.D309]/[.B309]" office:value-type="float" office:value="0.515151515151515" calcext:value-type="float">
            <text:p>0.51515151515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10]/[.B3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311]/[.B311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12]/[.B31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13]/[.B313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314]/[.B31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15]/[.B315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16]/[.B31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18]/[.B31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9]/[.B31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D320]/[.B32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[.D321]/[.B321]" office:value-type="float" office:value="0.419354838709677" calcext:value-type="float">
            <text:p>0.419354838709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22]/[.B3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D323]/[.B323]" office:value-type="float" office:value="0.275862068965517" calcext:value-type="float">
            <text:p>0.2758620689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25]/[.B325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26]/[.B32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327]/[.B327]" office:value-type="float" office:value="0.80952380952381" calcext:value-type="float">
            <text:p>0.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D328]/[.B328]" office:value-type="float" office:value="0.607142857142857" calcext:value-type="float">
            <text:p>0.6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29]/[.B32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330]/[.B330]" office:value-type="float" office:value="0.928571428571429" calcext:value-type="float">
            <text:p>0.9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31]/[.B331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32]/[.B3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33]/[.B3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334]/[.B33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336]/[.B33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338]/[.B338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339]/[.B33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40]/[.B340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41]/[.B3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42]/[.B34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44]/[.B34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45]/[.B34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6]/[.B34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47]/[.B34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348]/[.B348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49]/[.B34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0]/[.B35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51]/[.B351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352]/[.B352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53]/[.B35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354]/[.B354]" office:value-type="float" office:value="0.586206896551724" calcext:value-type="float">
            <text:p>0.58620689655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D355]/[.B355]" office:value-type="float" office:value="0.451612903225806" calcext:value-type="float">
            <text:p>0.45161290322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356]/[.B356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357]/[.B357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58]/[.B3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59]/[.B35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360]/[.B36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D361]/[.B361]" office:value-type="float" office:value="0.894736842105263" calcext:value-type="float">
            <text:p>0.89473684210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62]/[.B36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D363]/[.B363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64]/[.B364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365]/[.B36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66]/[.B3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368]/[.B36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69]/[.B3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370]/[.B370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371]/[.B37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372]/[.B372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373]/[.B37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74]/[.B37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75]/[.B375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76]/[.B376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77]/[.B37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78]/[.B3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79]/[.B37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80]/[.B38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81]/[.B38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2]/[.B38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3]/[.B38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84]/[.B38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385]/[.B385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386]/[.B386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387]/[.B38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388]/[.B388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89]/[.B38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90]/[.B39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391]/[.B3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92]/[.B39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93]/[.B39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94]/[.B39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395]/[.B39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396]/[.B39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397]/[.B397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98]/[.B39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399]/[.B399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D400]/[.B400]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01]/[.B40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402]/[.B40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03]/[.B40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04]/[.B404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405]/[.B40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406]/[.B406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D407]/[.B40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408]/[.B408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09]/[.B40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10]/[.B410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11]/[.B41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12]/[.B41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413]/[.B41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14]/[.B41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415]/[.B4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16]/[.B416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417]/[.B4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18]/[.B41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19]/[.B419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D420]/[.B420]"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421]/[.B4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22]/[.B42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423]/[.B423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24]/[.B42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25]/[.B42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26]/[.B4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27]/[.B42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28]/[.B42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29]/[.B42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430]/[.B43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32]/[.B43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33]/[.B43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34]/[.B43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35]/[.B435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36]/[.B43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37]/[.B4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8]/[.B43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39]/[.B43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440]/[.B440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41]/[.B4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442]/[.B44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43]/[.B443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44]/[.B44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445]/[.B445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446]/[.B446]" office:value-type="float" office:value="0.518518518518519" calcext:value-type="float">
            <text:p>0.51851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47]/[.B4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448]/[.B44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50]/[.B45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D451]/[.B45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52]/[.B45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453]/[.B453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54]/[.B45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55]/[.B455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456]/[.B45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457]/[.B45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58]/[.B45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59]/[.B4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60]/[.B46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D461]/[.B461]" office:value-type="float" office:value="0.678571428571429" calcext:value-type="float">
            <text:p>0.6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462]/[.B46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463]/[.B463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464]/[.B46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65]/[.B46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66]/[.B46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467]/[.B467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468]/[.B46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469]/[.B469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70]/[.B4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71]/[.B47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72]/[.B472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473]/[.B47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474]/[.B47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75]/[.B4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76]/[.B47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477]/[.B477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478]/[.B47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79]/[.B479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480]/[.B480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81]/[.B48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82]/[.B48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83]/[.B483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4]/[.B48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485]/[.B4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486]/[.B486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87]/[.B48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88]/[.B488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9]/[.B489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90]/[.B49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491]/[.B491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92]/[.B4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493]/[.B493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94]/[.B4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495]/[.B49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96]/[.B49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97]/[.B49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98]/[.B498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99]/[.B49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00]/[.B5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01]/[.B50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02]/[.B50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503]/[.B50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04]/[.B50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05]/[.B50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506]/[.B506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07]/[.B507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508]/[.B508]" office:value-type="float" office:value="0.521739130434783" calcext:value-type="float">
            <text:p>0.52173913043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09]/[.B509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10]/[.B51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11]/[.B511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12]/[.B5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13]/[.B51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514]/[.B51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15]/[.B51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516]/[.B51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17]/[.B51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518]/[.B518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19]/[.B51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20]/[.B52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D521]/[.B521]" office:value-type="float" office:value="0.518518518518519" calcext:value-type="float">
            <text:p>0.51851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22]/[.B52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23]/[.B52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24]/[.B52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25]/[.B5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526]/[.B52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27]/[.B52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28]/[.B5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29]/[.B529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30]/[.B53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31]/[.B53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32]/[.B53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33]/[.B5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34]/[.B53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35]/[.B53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36]/[.B53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537]/[.B537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538]/[.B538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539]/[.B5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40]/[.B54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41]/[.B54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42]/[.B54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543]/[.B543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4]/[.B54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45]/[.B54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6]/[.B54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47]/[.B54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548]/[.B54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9]/[.B5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550]/[.B55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551]/[.B551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52]/[.B55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53]/[.B553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54]/[.B55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55]/[.B55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56]/[.B55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557]/[.B55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558]/[.B55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59]/[.B559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60]/[.B56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561]/[.B561]" office:value-type="float" office:value="0.566666666666667" calcext:value-type="float">
            <text:p>0.5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62]/[.B56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563]/[.B56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565]/[.B565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566]/[.B5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67]/[.B56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68]/[.B5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69]/[.B56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570]/[.B570]" office:value-type="float" office:value="0.782608695652174" calcext:value-type="float">
            <text:p>0.78260869565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71]/[.B57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572]/[.B572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573]/[.B57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74]/[.B57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75]/[.B57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576]/[.B576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77]/[.B577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78]/[.B57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579]/[.B579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80]/[.B58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D581]/[.B581]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82]/[.B58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583]/[.B583]" office:value-type="float" office:value="0.65" calcext:value-type="float">
            <text:p>0.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5:46:04.247167038</dc:date>
    <meta:editing-duration>P4DT1H22M41S</meta:editing-duration>
    <meta:editing-cycles>1</meta:editing-cycles>
    <meta:document-statistic meta:table-count="1" meta:cell-count="2917" meta:object-count="1"/>
    <meta:generator>LibreOffice/7.5.3.2$Linux_X86_64 LibreOffice_project/67bf5ab3e8553b11738d1302ab7051a12dd8b40d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7cm" xlink:href=".." xlink:type="simple" chart:class="chart:line" chart:style-name="ch1">
        <chart:legend chart:legend-position="end" svg:x="13.328cm" svg:y="4.204cm" style:legend-expansion="high" chart:style-name="ch2"/>
        <chart:plot-area chart:style-name="ch3" table:cell-range-address="mat_split_plane.E1:mat_split_plane.E583" chart:data-source-has-labels="row" svg:x="0.319cm" svg:y="0.18cm" svg:width="12.69cm" svg:height="8.647cm">
          <chart:coordinate-region svg:x="1.046cm" svg:y="0.38cm" svg:width="11.963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t_split_plane.E2:mat_split_plane.E583" chart:label-cell-address="mat_split_plane.E1:mat_split_plane.E1" chart:class="chart:line">
            <chart:data-point chart:repeated="5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_correct</text:p>
                <draw:g>
                  <svg:desc>mat_split_plane.E1:mat_split_plan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8888888888889">
                <text:p>0.888888888888889</text:p>
                <draw:g>
                  <svg:desc>mat_split_plane.E2:mat_split_plane.E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18518518518519">
                <text:p>0.5185185185185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8518518518519">
                <text:p>0.5185185185185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